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924in" table:align="margins"/>
    </style:style>
    <style:style style:name="Tabelle1.A" style:family="table-column">
      <style:table-column-properties style:column-width="0.3854in" style:rel-column-width="3774*"/>
    </style:style>
    <style:style style:name="Tabelle1.B" style:family="table-column">
      <style:table-column-properties style:column-width="1.3333in" style:rel-column-width="13056*"/>
    </style:style>
    <style:style style:name="Tabelle1.C" style:family="table-column">
      <style:table-column-properties style:column-width="1.1354in" style:rel-column-width="11118*"/>
    </style:style>
    <style:style style:name="Tabelle1.D" style:family="table-column">
      <style:table-column-properties style:column-width="3.8382in" style:rel-column-width="37587*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382in" fo:border="0.05pt solid #000000"/>
    </style:style>
    <style:style style:name="Tabelle1.A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1.B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 style:data-style-name="N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Text_20_body" style:list-style-name="L2">
      <style:text-properties officeooo:rsid="00165a93" officeooo:paragraph-rsid="00165a93"/>
    </style:style>
    <style:style style:name="P3" style:family="paragraph" style:parent-style-name="Text_20_body" style:list-style-name="L2">
      <style:text-properties officeooo:rsid="00165a93" officeooo:paragraph-rsid="00188a3a"/>
    </style:style>
    <style:style style:name="P4" style:family="paragraph" style:parent-style-name="Text_20_body">
      <style:text-properties officeooo:paragraph-rsid="00188a3a"/>
    </style:style>
    <style:style style:name="P5" style:family="paragraph" style:parent-style-name="Text_20_body">
      <style:text-properties officeooo:rsid="0018995b" officeooo:paragraph-rsid="0018995b"/>
    </style:style>
    <style:style style:name="P6" style:family="paragraph" style:parent-style-name="Text_20_body">
      <style:text-properties officeooo:rsid="001b32e7" officeooo:paragraph-rsid="001b32e7"/>
    </style:style>
    <style:style style:name="P7" style:family="paragraph" style:parent-style-name="Text_20_body">
      <style:text-properties officeooo:paragraph-rsid="001b32e7"/>
    </style:style>
    <style:style style:name="P8" style:family="paragraph" style:parent-style-name="Heading_20_2">
      <style:text-properties officeooo:rsid="00188a3a" officeooo:paragraph-rsid="00188a3a"/>
    </style:style>
    <style:style style:name="P9" style:family="paragraph" style:parent-style-name="Heading_20_2">
      <style:text-properties officeooo:rsid="001b32e7" officeooo:paragraph-rsid="001b32e7"/>
    </style:style>
    <style:style style:name="T1" style:family="text">
      <style:text-properties officeooo:rsid="001473af"/>
    </style:style>
    <style:style style:name="T2" style:family="text">
      <style:text-properties officeooo:rsid="00184f5c"/>
    </style:style>
    <style:style style:name="T3" style:family="text">
      <style:text-properties officeooo:rsid="00188a3a"/>
    </style:style>
    <style:style style:name="T4" style:family="text">
      <style:text-properties officeooo:rsid="0018eb84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</text:h>
      <text:p text:style-name="Text_20_body">This is my own coding guideline mostly based on Clean Code by Robert C. Martin.</text:p>
      <text:h text:style-name="Heading_20_1" text:outline-level="1">References</text:h>
      <text:p text:style-name="Text_20_body">References are marked with [ ].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">ID</text:p>
          </table:table-cell>
          <table:table-cell table:style-name="Tabelle1.A1" office:value-type="string">
            <text:p text:style-name="P1">Author</text:p>
          </table:table-cell>
          <table:table-cell table:style-name="Tabelle1.A1" office:value-type="string">
            <text:p text:style-name="P1">Title</text:p>
          </table:table-cell>
          <table:table-cell table:style-name="Tabelle1.D1" office:value-type="string">
            <text:p text:style-name="P1">Year</text:p>
          </table:table-cell>
        </table:table-row>
        <table:table-row>
          <table:table-cell table:style-name="Tabelle1.A2" office:value-type="float" office:value="1">
            <text:p text:style-name="Table_20_Contents">1</text:p>
          </table:table-cell>
          <table:table-cell table:style-name="Tabelle1.B2" office:value-type="string">
            <text:p text:style-name="Table_20_Contents">Robert C. Martin</text:p>
          </table:table-cell>
          <table:table-cell table:style-name="Tabelle1.C2" office:value-type="string">
            <text:p text:style-name="Table_20_Contents">Clean Code</text:p>
          </table:table-cell>
          <table:table-cell table:style-name="Tabelle1.D2" office:value-type="float" office:value="2009">
            <text:p text:style-name="Table_20_Contents">2009</text:p>
          </table:table-cell>
        </table:table-row>
      </table:table>
      <text:h text:style-name="Heading_20_1" text:outline-level="1">Guidelines</text:h>
      <text:h text:style-name="Heading_20_2" text:outline-level="2">Every rule can be broken</text:h>
      <text:p text:style-name="Text_20_body">If there is no other reasonable solution for a problem, it is allowed the brake every rule. Rules should only be broken after review with another person. Rule-braking should hardly ever happen.</text:p>
      <text:p text:style-name="Text_20_body">Note: If rule-braking has to be done to often, then rework of the guidelines should be taken into consideration.</text:p>
      <text:h text:style-name="Heading_20_2" text:outline-level="2">Use Intention-Revealing Names</text:h>
      <text:p text:style-name="Text_20_body">[1, Chapter 2, Subchapter: Use Intention-Revealing Names]</text:p>
      <text:p text:style-name="Text_20_body">The name of a variable, function, class, ... <text:span text:style-name="T1">should as clearly as possible explain its intent.</text:span></text:p>
      <text:p text:style-name="Text_20_body">Counting-variables e.g. like in for-loops are allowed to be short like n, i, ... if the loop doesn't contain nested loops.</text:p>
      <text:h text:style-name="Heading_20_2" text:outline-level="2">Avoid Disinformation</text:h>
      <text:p text:style-name="Text_20_body">[1, Chapter 2, Subchapter: Avoid Disinformation]</text:p>
      <text:list xml:id="list255187645" text:style-name="L2">
        <text:list-item>
          <text:p text:style-name="P3">Use unique names.</text:p>
        </text:list-item>
        <text:list-item>
          <text:p text:style-name="P3"><text:span text:style-name="T2">Prevent similar names.</text:span></text:p>
        </text:list-item>
        <text:list-item>
          <text:p text:style-name="P2">A variable named accountList has to be a List and not an array. It could also be named accounts.</text:p>
        </text:list-item>
      </text:list>
      <text:h text:style-name="P8" text:outline-level="2">Make Meaningful Distinction</text:h>
      <text:p text:style-name="P4">[1, Chapter 2, Subchapter: <text:span text:style-name="T3">Make Meaningful Distinction</text:span>]</text:p>
      <text:p text:style-name="P5">The difference between two variables with different names shall be clear. <text:span text:style-name="T4">(Unclear would be e.g. account and accountInfo).</text:span></text:p>
      <text:h text:style-name="P9" text:outline-level="2">Use Pronounceable Names</text:h>
      <text:p text:style-name="P7">[1, Chapter 2, Subchapter: Use Pronounceable Names]</text:p>
      <text:p text:style-name="P6">Use names that are pronounceable like normal words.</text:p>
      <text:h text:style-name="P9" text:outline-level="2"><text:soft-page-break/>Use Searchable Names</text:h>
      <text:p text:style-name="P7">[1, Chapter 2, Subchapter: Use Searchable Names]</text:p>
      <text:p text:style-name="P7"/>
      <text:h text:style-name="Heading_20_1" text:outline-level="1">Language Specific</text:h>
      <text:h text:style-name="Heading_20_2" text:outline-level="2">C</text:h>
      <text:h text:style-name="Heading_20_2" text:outline-level="2">Delph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45M53S</meta:editing-duration>
    <meta:editing-cycles>23</meta:editing-cycles>
    <meta:generator>LibreOffice/6.0.7.3$Linux_X86_64 LibreOffice_project/00m0$Build-3</meta:generator>
    <dc:date>2019-08-03T21:52:19.148553895</dc:date>
    <meta:document-statistic meta:table-count="1" meta:image-count="0" meta:object-count="0" meta:page-count="2" meta:paragraph-count="36" meta:word-count="246" meta:character-count="1469" meta:non-whitespace-character-count="1274"/>
    <meta:user-defined meta:name="Info 1"/>
    <meta:user-defined meta:name="Info 2"/>
    <meta:user-defined meta:name="Info 3"/>
    <meta:user-defined meta:name="Info 4"/>
  </office:meta>
</office:document-meta>
</file>